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Sans Pro" svg:font-family="'Source Sans Pro'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2d7b0" officeooo:paragraph-rsid="0002d7b0"/>
    </style:style>
    <style:style style:name="P2" style:family="paragraph" style:parent-style-name="Standard">
      <style:paragraph-properties fo:text-align="center" style:justify-single-word="false"/>
      <style:text-properties style:font-name="Arial" officeooo:rsid="0002d7b0" officeooo:paragraph-rsid="0002d7b0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officeooo:rsid="0002d7b0" officeooo:paragraph-rsid="0002d7b0" style:font-size-asian="11pt" style:font-style-asian="italic" style:font-size-complex="11pt" style:font-style-complex="italic"/>
    </style:style>
    <style:style style:name="P4" style:family="paragraph" style:parent-style-name="Standard">
      <style:paragraph-properties fo:margin-top="0.199cm" fo:margin-bottom="0.4cm" style:contextual-spacing="false" fo:text-align="center" style:justify-single-word="false"/>
      <style:text-properties style:font-name="Arial" fo:font-size="16pt" fo:font-weight="bold" officeooo:rsid="0002d7b0" officeooo:paragraph-rsid="0002d7b0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top="0.7cm" fo:margin-bottom="0.499cm" style:contextual-spacing="false"/>
      <style:text-properties style:font-name="Arial" officeooo:rsid="0002d7b0" officeooo:paragraph-rsid="0002d7b0"/>
    </style:style>
    <style:style style:name="P6" style:family="paragraph" style:parent-style-name="Standard">
      <style:paragraph-properties fo:margin-top="0.7cm" fo:margin-bottom="0.499cm" style:contextual-spacing="false"/>
      <style:text-properties style:font-name="Arial" fo:font-size="14pt" fo:font-weight="bold" officeooo:rsid="0002d7b0" officeooo:paragraph-rsid="0002d7b0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1pt" fo:font-style="italic" style:font-size-asian="11pt" style:font-style-asian="italic" style:font-size-complex="11pt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opcoder Problems</text:p>
      <text:p text:style-name="P3">Instructions at</text:p>
      <text:p text:style-name="P2"><text:span text:style-name="T2">https://github.com/vsee/uoe_programmingclub/raw/master/slides/TopCoderGuide.pdf</text:span></text:p>
      <text:p text:style-name="P5"><text:span text:style-name="T1">SRM 685 – Div 2</text:span></text:p>
      <text:p text:style-name="P1">- Through the applet: Practice Rooms → SRMs → 1101 – 1104 → SRM 685 Div 2</text:p>
      <text:p text:style-name="P1">- Through the web arena: Practice Problems, Search for the problem name</text:p>
      <text:p text:style-name="P6">A) MultiplicationTable2Easy</text:p>
      <text:p text:style-name="P1">Fox Ciel is creating a new binary operation.</text:p>
      <text:p text:style-name="P1"/>
      <text:p text:style-name="P1">The operation will be denoted $ and it will be defined on the finite set S = {0, 1, 2, ..., n-1}. I.e., for each ordered pair (i, j) of elements of S the operation (i $ j) will return some element of S.</text:p>
      <text:p text:style-name="P1"/>
      <text:p text:style-name="P1">For example, we can have S = {0, 1}, and we can define that (0 $ 0) = 0, (0 $ 1) = 1, (1 $ 0) = 0, and (1 $ 1) = 0.</text:p>
      <text:p text:style-name="P1"/>
      <text:p text:style-name="P1">Note that Ciel's operation is not necessarily symmetric. In other words, it is possible that for some i and j the operations (i $ j) and (j $ i) return two different values.</text:p>
      <text:p text:style-name="P1"/>
      <text:p text:style-name="P1">A nice concise description of the operation $ is its "multiplication table": a square table where in row i and column j we have the value (i $ j). You are given this "multiplication table" encoded as a table with n^2 elements. For each valid i and j the operation (i $ j) returns the value table[i*n+j].</text:p>
      <text:p text:style-name="P1"/>
      <text:p text:style-name="P1">A subset T of S is called good if it has the following property: for any two elements i and j in T, (i $ j) is also in T.</text:p>
      <text:p text:style-name="P1"/>
      <text:p text:style-name="P1">You are given a t. The elements of t form a subset of the set S. Return "Good" (quotes for clarity) if this subset is good. Otherwise, return "Not Good". Note that the return value is case-sensitive.</text:p>
      <text:p text:style-name="P6">B) RGBTree</text:p>
      <text:p text:style-name="P1">You are given a simple undirected graph with n nodes, labeled 0 through n-1. Each edge of this graph is red, green, or blue. You are given a description of the graph in a G. For each pair of nodes (i, j) there are four possibilities:</text:p>
      <text:p text:style-name="P1">G[i][j] = 'R', meaning that i and j are connected by a red edge.</text:p>
      <text:p text:style-name="P1">G[i][j] = 'G', meaning that i and j are connected by a green edge.</text:p>
      <text:p text:style-name="P1">G[i][j] = 'B', meaning that i and j are connected by a blue edge.</text:p>
      <text:p text:style-name="P1">G[i][j] = '.', meaning that i and j are not connected by an edge.</text:p>
      <text:p text:style-name="P1"/>
      <text:p text:style-name="P1">A spanning tree of our graph is any set S of exactly k = n-1 edges such that it is possible to travel from any node to any other node by only using edges from S. Does our graph have a spanning tree that has exactly k/3 edges of each color (red, green, blue)? If it does, return "Exists". Otherwise, return "Does not exist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ource Sans Pro" svg:font-family="'Source Sans Pro'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vlos Petoumenos</meta:initial-creator>
    <meta:creation-date>2016-03-31T09:47:35.921305662</meta:creation-date>
    <dc:date>2016-03-31T10:17:42.263129803</dc:date>
    <dc:creator>Pavlos Petoumenos</dc:creator>
    <meta:editing-duration>PT14M55S</meta:editing-duration>
    <meta:editing-cycles>1</meta:editing-cycles>
    <meta:document-statistic meta:table-count="0" meta:image-count="0" meta:object-count="0" meta:page-count="1" meta:paragraph-count="21" meta:word-count="451" meta:character-count="2280" meta:non-whitespace-character-count="1848"/>
    <meta:generator>LibreOffice/4.2.8.2$Linux_X86_64 LibreOffice_project/420m0$Build-2</meta:generator>
  </office:meta>
</office:document-meta>
</file>